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106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0.5pt" fo:letter-spacing="normal" fo:font-style="normal" fo:font-weight="normal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"Si no pruebas, no aciertas. Tus metas son más grandes que tus miedos".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2:18:04.199066500</meta:creation-date>
    <dc:date>2025-03-24T12:20:08.846939300</dc:date>
    <meta:editing-duration>PT2M4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1" meta:word-count="14" meta:character-count="72" meta:non-whitespace-character-count="60"/>
  </office:meta>
</office:document-meta>
</file>